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29000000633C491754E939731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lanoGrotesqueAlt-Regular" svg:font-family="GalanoGrotesqueAlt-Regular" style:font-family-generic="roman" style:font-pitch="variable"/>
    <style:font-face style:name="GalanoGrotesqueAlt-Regular1" svg:font-family="GalanoGrotesqueAlt-Regular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5pt" fo:font-style="normal" style:text-underline-style="none" fo:font-weight="bold" fo:background-color="transparent" style:font-name-asian="Calibri2" style:font-size-asian="5pt" style:font-style-asian="normal" style:font-weight-asian="bold" style:font-name-complex="Calibri2" style:font-size-complex="5pt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5pt" fo:font-style="normal" style:text-underline-style="none" fo:font-weight="normal" fo:background-color="transparent" style:font-name-asian="Calibri2" style:font-size-asian="5pt" style:font-style-asian="normal" style:font-weight-asian="normal" style:font-name-complex="Calibri2" style:font-size-complex="5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6pt" fo:font-style="normal" style:text-underline-style="none" fo:font-weight="bold" fo:background-color="transparent" style:font-name-asian="Calibri2" style:font-size-asian="6pt" style:font-style-asian="normal" style:font-weight-asian="bold" style:font-name-complex="Calibri2" style:font-size-complex="6pt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6pt" fo:font-style="normal" style:text-underline-style="none" fo:font-weight="normal" fo:background-color="transparent" style:font-name-asian="Calibri2" style:font-size-asian="6pt" style:font-style-asian="normal" style:font-weight-asian="normal" style:font-name-complex="Calibri2" style:font-size-complex="6pt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8pt" fo:font-style="normal" style:text-underline-style="none" fo:font-weight="normal" fo:background-color="transparent" style:font-name-asian="Calibri2" style:font-size-asian="8pt" style:font-style-asian="normal" style:font-weight-asian="normal" style:font-name-complex="Calibri2" style:font-size-complex="8pt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5pt" fo:font-style="normal" style:text-underline-style="none" fo:font-weight="bold" fo:background-color="transparent" style:font-name-asian="GalanoGrotesqueAlt-Regular1" style:font-size-asian="5pt" style:font-style-asian="normal" style:font-weight-asian="bold" style:font-name-complex="GalanoGrotesqueAlt-Regular1" style:font-size-complex="5pt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GalanoGrotesqueAlt-Regular" fo:font-size="11pt" fo:font-style="normal" style:text-underline-style="none" fo:font-weight="bold" fo:background-color="transparent" style:font-name-asian="GalanoGrotesqueAlt-Regular1" style:font-size-asian="11pt" style:font-style-asian="normal" style:font-weight-asian="bold" style:font-name-complex="GalanoGrotesqueAlt-Regular1" style:font-size-complex="11pt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bold" fo:background-color="transparent" style:font-name-asian="GalanoGrotesqueAlt-Regular1" style:font-size-asian="8pt" style:font-style-asian="normal" style:font-weight-asian="bold" style:font-name-complex="GalanoGrotesqueAlt-Regular1" style:font-size-complex="8pt"/>
    </style:style>
    <style:style style:name="P15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fo:language="pt" fo:country="PT" officeooo:paragraph-rsid="00031b59"/>
    </style:style>
    <style:style style:name="P16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fo:language="pt" fo:country="PT" officeooo:paragraph-rsid="0014c13b"/>
    </style:style>
    <style:style style:name="P17" style:family="paragraph" style:parent-style-name="normal" style:master-page-name="Standard">
      <style:paragraph-properties fo:line-height="115%" fo:text-align="center" style:justify-single-word="false" style:page-number="1"/>
      <style:text-properties fo:color="#4bd26c" loext:opacity="100%" style:font-name="Lato" fo:font-size="18pt" fo:language="pt" fo:country="PT" fo:font-weight="bold" officeooo:rsid="00031b59" style:font-name-asian="Lato1" style:font-size-asian="18pt" style:font-weight-asian="bold" style:font-name-complex="Lato1" style:font-size-complex="18pt"/>
    </style:style>
    <style:style style:name="P18" style:family="paragraph" style:parent-style-name="normal">
      <style:paragraph-properties fo:line-height="115%"/>
      <style:text-properties fo:color="#4bd26c" loext:opacity="100%" style:font-name="Lato" fo:font-size="14pt" fo:language="pt" fo:country="PT" fo:font-weight="bold" style:font-name-asian="Lato1" style:font-size-asian="14pt" style:font-weight-asian="bold" style:font-name-complex="Lato1" style:font-size-complex="14pt"/>
    </style:style>
    <style:style style:name="P19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Arial" fo:font-size="10.5pt" fo:language="pt" fo:country="PT" style:font-name-asian="Arial2" style:font-size-asian="10.5pt" style:font-name-complex="Arial2" style:font-size-complex="10.5pt"/>
    </style:style>
    <style:style style:name="P20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officeooo:paragraph-rsid="0038c28f"/>
    </style:style>
    <style:style style:name="P21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038865" officeooo:paragraph-rsid="0006807e" style:font-size-asian="10pt" style:font-size-complex="10pt"/>
    </style:style>
    <style:style style:name="P22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0d1fc0" officeooo:paragraph-rsid="003872ee" style:font-size-asian="10pt" style:font-size-complex="10pt"/>
    </style:style>
    <style:style style:name="P23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1a1c70" officeooo:paragraph-rsid="001a1c70" style:font-size-asian="10pt" style:font-size-complex="10pt"/>
    </style:style>
    <style:style style:name="P24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paragraph-rsid="003ed255" style:font-size-asian="10pt" style:font-size-complex="10pt"/>
    </style:style>
    <style:style style:name="P25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038865" officeooo:paragraph-rsid="0006807e" style:font-name-asian="Arial2" style:font-size-asian="10pt" style:font-name-complex="Arial2" style:font-size-complex="10pt"/>
    </style:style>
    <style:style style:name="P26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paragraph-rsid="004049cd" style:font-name-asian="Arial2" style:font-size-asian="10pt" style:font-name-complex="Arial2" style:font-size-complex="10pt"/>
    </style:style>
    <style:style style:name="P27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paragraph-rsid="001c30c8" style:font-name-asian="Arial2" style:font-size-asian="10pt" style:font-name-complex="Arial2" style:font-size-complex="10pt"/>
    </style:style>
    <style:style style:name="P28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fo:font-style="normal" officeooo:rsid="001cfe51" officeooo:paragraph-rsid="001cfe51" style:font-name-asian="Arial2" style:font-size-asian="10pt" style:font-style-asian="normal" style:font-name-complex="Arial2" style:font-size-complex="10pt" style:font-style-complex="normal"/>
    </style:style>
    <style:style style:name="P29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fo:font-style="normal" officeooo:rsid="00201d85" officeooo:paragraph-rsid="00201d85" style:font-name-asian="Arial2" style:font-size-asian="10pt" style:font-style-asian="normal" style:font-name-complex="Arial2" style:font-size-complex="10pt" style:font-style-complex="normal"/>
    </style:style>
    <style:style style:name="P30" style:family="paragraph" style:parent-style-name="normal">
      <style:paragraph-properties fo:line-height="115%" fo:text-align="center" style:justify-single-word="false"/>
      <style:text-properties style:font-name="Lato" fo:font-size="16pt" fo:language="pt" fo:country="PT" style:font-name-asian="Lato1" style:font-size-asian="16pt" style:font-name-complex="Lato1" style:font-size-complex="16pt"/>
    </style:style>
    <style:style style:name="P31" style:family="paragraph" style:parent-style-name="normal">
      <style:paragraph-properties fo:line-height="115%"/>
      <style:text-properties style:font-name="Lato" fo:font-size="14pt" fo:language="pt" fo:country="PT" style:font-name-asian="Lato1" style:font-size-asian="14pt" style:font-name-complex="Lato1" style:font-size-complex="14pt"/>
    </style:style>
    <style:style style:name="T1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10pt" fo:font-style="normal" style:text-underline-style="none" fo:font-weight="normal" fo:background-color="transparent" loext:char-shading-value="0" style:font-name-asian="GalanoGrotesqueAlt-Regular1" style:font-size-asian="10pt" style:font-style-asian="normal" style:font-weight-asian="normal" style:font-name-complex="GalanoGrotesqueAlt-Regular1" style:font-size-complex="10pt"/>
    </style:style>
    <style:style style:name="T2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bold" fo:background-color="transparent" loext:char-shading-value="0" style:font-name-asian="GalanoGrotesqueAlt-Regular1" style:font-size-asian="8pt" style:font-style-asian="normal" style:font-weight-asian="bold" style:font-name-complex="GalanoGrotesqueAlt-Regular1" style:font-size-complex="8pt"/>
    </style:style>
    <style:style style:name="T3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normal" fo:background-color="transparent" loext:char-shading-value="0" style:font-name-asian="GalanoGrotesqueAlt-Regular1" style:font-size-asian="8pt" style:font-style-asian="normal" style:font-weight-asian="normal" style:font-name-complex="GalanoGrotesqueAlt-Regular1" style:font-size-complex="8pt"/>
    </style:style>
    <style:style style:name="T4" style:family="text">
      <style:text-properties fo:color="#7f7f7f" loext:opacity="100%" style:font-name="GalanoGrotesqueAlt-Regular" style:font-name-asian="GalanoGrotesqueAlt-Regular1" style:font-name-complex="GalanoGrotesqueAlt-Regular1"/>
    </style:style>
    <style:style style:name="T5" style:family="text">
      <style:text-properties fo:color="#4bd26c" loext:opacity="100%" fo:font-weight="bold" style:font-weight-asian="bold"/>
    </style:style>
    <style:style style:name="T6" style:family="text">
      <style:text-properties fo:color="#4bd26c" loext:opacity="100%" fo:font-weight="bold" officeooo:rsid="00124e3e" style:font-weight-asian="bold"/>
    </style:style>
    <style:style style:name="T7" style:family="text">
      <style:text-properties fo:color="#666666" loext:opacity="100%" fo:font-weight="bold" style:font-weight-asian="bold"/>
    </style:style>
    <style:style style:name="T8" style:family="text">
      <style:text-properties officeooo:rsid="00031b5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5d802" style:font-style-asian="italic" style:font-style-complex="italic"/>
    </style:style>
    <style:style style:name="T11" style:family="text">
      <style:text-properties fo:font-style="italic" officeooo:rsid="0006807e" style:font-style-asian="italic" style:font-style-complex="italic"/>
    </style:style>
    <style:style style:name="T12" style:family="text">
      <style:text-properties fo:font-style="italic" officeooo:rsid="0007f122" style:font-style-asian="italic" style:font-style-complex="italic"/>
    </style:style>
    <style:style style:name="T13" style:family="text">
      <style:text-properties fo:font-style="italic" officeooo:rsid="000c2cd7" style:font-style-asian="italic" style:font-style-complex="italic"/>
    </style:style>
    <style:style style:name="T14" style:family="text">
      <style:text-properties fo:font-style="italic" officeooo:rsid="000d1fc0" style:font-style-asian="italic" style:font-style-complex="italic"/>
    </style:style>
    <style:style style:name="T15" style:family="text">
      <style:text-properties fo:font-style="italic" officeooo:rsid="0010883e" style:font-style-asian="italic" style:font-style-complex="italic"/>
    </style:style>
    <style:style style:name="T16" style:family="text">
      <style:text-properties fo:font-style="italic" officeooo:rsid="0010c8a9" style:font-style-asian="italic" style:font-style-complex="italic"/>
    </style:style>
    <style:style style:name="T17" style:family="text">
      <style:text-properties fo:font-style="italic" officeooo:rsid="0017a709" style:font-style-asian="italic" style:font-style-complex="italic"/>
    </style:style>
    <style:style style:name="T18" style:family="text">
      <style:text-properties fo:font-style="italic" officeooo:rsid="0018e8ff" style:font-style-asian="italic" style:font-style-complex="italic"/>
    </style:style>
    <style:style style:name="T19" style:family="text">
      <style:text-properties fo:font-style="italic" officeooo:rsid="001c30c8" style:font-style-asian="italic" style:font-style-complex="italic"/>
    </style:style>
    <style:style style:name="T20" style:family="text">
      <style:text-properties fo:font-style="italic" officeooo:rsid="00261c9e" style:font-style-asian="italic" style:font-style-complex="italic"/>
    </style:style>
    <style:style style:name="T21" style:family="text">
      <style:text-properties fo:font-style="italic" officeooo:rsid="0014c13b" style:font-style-asian="italic" style:font-style-complex="italic"/>
    </style:style>
    <style:style style:name="T22" style:family="text">
      <style:text-properties fo:font-style="italic" officeooo:rsid="0038c28f" style:font-style-asian="italic" style:font-style-complex="italic"/>
    </style:style>
    <style:style style:name="T23" style:family="text">
      <style:text-properties fo:font-style="italic" officeooo:rsid="003adbc0" style:font-style-asian="italic" style:font-style-complex="italic"/>
    </style:style>
    <style:style style:name="T24" style:family="text">
      <style:text-properties fo:font-style="italic" officeooo:rsid="003b4876" style:font-style-asian="italic" style:font-style-complex="italic"/>
    </style:style>
    <style:style style:name="T25" style:family="text">
      <style:text-properties fo:font-style="italic" officeooo:rsid="003ed255" style:font-style-asian="italic" style:font-style-complex="italic"/>
    </style:style>
    <style:style style:name="T26" style:family="text">
      <style:text-properties fo:font-style="italic" officeooo:rsid="00201d85" style:font-style-asian="italic" style:font-style-complex="italic"/>
    </style:style>
    <style:style style:name="T27" style:family="text">
      <style:text-properties fo:font-style="italic" officeooo:rsid="003fb285" style:font-style-asian="italic" style:font-style-complex="italic"/>
    </style:style>
    <style:style style:name="T28" style:family="text">
      <style:text-properties fo:font-style="italic" officeooo:rsid="00139558" style:font-style-asian="italic" style:font-style-complex="italic"/>
    </style:style>
    <style:style style:name="T29" style:family="text">
      <style:text-properties fo:font-style="italic" fo:font-weight="normal" officeooo:rsid="0010883e" style:font-style-asian="italic" style:font-weight-asian="normal" style:font-style-complex="italic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031b59" style:font-style-asian="normal" style:font-style-complex="normal"/>
    </style:style>
    <style:style style:name="T32" style:family="text">
      <style:text-properties fo:font-style="normal" officeooo:rsid="00042f12" style:font-style-asian="normal" style:font-style-complex="normal"/>
    </style:style>
    <style:style style:name="T33" style:family="text">
      <style:text-properties fo:font-style="normal" officeooo:rsid="0005d802" style:font-style-asian="normal" style:font-style-complex="normal"/>
    </style:style>
    <style:style style:name="T34" style:family="text">
      <style:text-properties fo:font-style="normal" officeooo:rsid="0006807e" style:font-style-asian="normal" style:font-style-complex="normal"/>
    </style:style>
    <style:style style:name="T35" style:family="text">
      <style:text-properties fo:font-style="normal" officeooo:rsid="0007f122" style:font-style-asian="normal" style:font-style-complex="normal"/>
    </style:style>
    <style:style style:name="T36" style:family="text">
      <style:text-properties fo:font-style="normal" officeooo:rsid="000a4e27" style:font-style-asian="normal" style:font-style-complex="normal"/>
    </style:style>
    <style:style style:name="T37" style:family="text">
      <style:text-properties fo:font-style="normal" officeooo:rsid="000c2cd7" style:font-style-asian="normal" style:font-style-complex="normal"/>
    </style:style>
    <style:style style:name="T38" style:family="text">
      <style:text-properties fo:font-style="normal" officeooo:rsid="000d1fc0" style:font-style-asian="normal" style:font-style-complex="normal"/>
    </style:style>
    <style:style style:name="T39" style:family="text">
      <style:text-properties fo:font-style="normal" officeooo:rsid="0010883e" style:font-style-asian="normal" style:font-style-complex="normal"/>
    </style:style>
    <style:style style:name="T40" style:family="text">
      <style:text-properties fo:font-style="normal" officeooo:rsid="0010c8a9" style:font-style-asian="normal" style:font-style-complex="normal"/>
    </style:style>
    <style:style style:name="T41" style:family="text">
      <style:text-properties fo:font-style="normal" officeooo:rsid="00139558" style:font-style-asian="normal" style:font-style-complex="normal"/>
    </style:style>
    <style:style style:name="T42" style:family="text">
      <style:text-properties fo:font-style="normal" officeooo:rsid="0017a709" style:font-style-asian="normal" style:font-style-complex="normal"/>
    </style:style>
    <style:style style:name="T43" style:family="text">
      <style:text-properties fo:font-style="normal" officeooo:rsid="0018e8ff" style:font-style-asian="normal" style:font-style-complex="normal"/>
    </style:style>
    <style:style style:name="T44" style:family="text">
      <style:text-properties fo:font-style="normal" officeooo:rsid="0019a8c3" style:font-style-asian="normal" style:font-style-complex="normal"/>
    </style:style>
    <style:style style:name="T45" style:family="text">
      <style:text-properties fo:font-style="normal" officeooo:rsid="001b2fdc" style:font-style-asian="normal" style:font-style-complex="normal"/>
    </style:style>
    <style:style style:name="T46" style:family="text">
      <style:text-properties fo:font-style="normal" officeooo:rsid="001c30c8" style:font-style-asian="normal" style:font-style-complex="normal"/>
    </style:style>
    <style:style style:name="T47" style:family="text">
      <style:text-properties fo:font-style="normal" officeooo:rsid="00201d85" style:font-style-asian="normal" style:font-style-complex="normal"/>
    </style:style>
    <style:style style:name="T48" style:family="text">
      <style:text-properties fo:font-style="normal" officeooo:rsid="00270ddc" style:font-style-asian="normal" style:font-style-complex="normal"/>
    </style:style>
    <style:style style:name="T49" style:family="text">
      <style:text-properties fo:font-style="normal" officeooo:rsid="0028d51a" style:font-style-asian="normal" style:font-style-complex="normal"/>
    </style:style>
    <style:style style:name="T50" style:family="text">
      <style:text-properties fo:font-style="normal" officeooo:rsid="002a7602" style:font-style-asian="normal" style:font-style-complex="normal"/>
    </style:style>
    <style:style style:name="T51" style:family="text">
      <style:text-properties fo:font-style="normal" officeooo:rsid="002af6d4" style:font-style-asian="normal" style:font-style-complex="normal"/>
    </style:style>
    <style:style style:name="T52" style:family="text">
      <style:text-properties fo:font-style="normal" officeooo:rsid="002c3856" style:font-style-asian="normal" style:font-style-complex="normal"/>
    </style:style>
    <style:style style:name="T53" style:family="text">
      <style:text-properties fo:font-style="normal" officeooo:rsid="003872ee" style:font-style-asian="normal" style:font-style-complex="normal"/>
    </style:style>
    <style:style style:name="T54" style:family="text">
      <style:text-properties fo:font-style="normal" officeooo:rsid="0014c13b" style:font-style-asian="normal" style:font-style-complex="normal"/>
    </style:style>
    <style:style style:name="T55" style:family="text">
      <style:text-properties fo:font-style="normal" officeooo:rsid="0038c28f" style:font-style-asian="normal" style:font-style-complex="normal"/>
    </style:style>
    <style:style style:name="T56" style:family="text">
      <style:text-properties fo:font-style="normal" officeooo:rsid="003adbc0" style:font-style-asian="normal" style:font-style-complex="normal"/>
    </style:style>
    <style:style style:name="T57" style:family="text">
      <style:text-properties fo:font-style="normal" officeooo:rsid="003b4876" style:font-style-asian="normal" style:font-style-complex="normal"/>
    </style:style>
    <style:style style:name="T58" style:family="text">
      <style:text-properties fo:font-style="normal" officeooo:rsid="003cea63" style:font-style-asian="normal" style:font-style-complex="normal"/>
    </style:style>
    <style:style style:name="T59" style:family="text">
      <style:text-properties fo:font-style="normal" officeooo:rsid="003ed255" style:font-style-asian="normal" style:font-style-complex="normal"/>
    </style:style>
    <style:style style:name="T60" style:family="text">
      <style:text-properties fo:font-style="normal" officeooo:rsid="003fb285" style:font-style-asian="normal" style:font-style-complex="normal"/>
    </style:style>
    <style:style style:name="T61" style:family="text">
      <style:text-properties fo:font-style="normal" officeooo:rsid="004049cd" style:font-style-asian="normal" style:font-style-complex="normal"/>
    </style:style>
    <style:style style:name="T62" style:family="text">
      <style:text-properties fo:font-style="normal" fo:font-weight="bold" officeooo:rsid="0010883e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officeooo:rsid="0010883e" style:font-style-asian="normal" style:font-weight-asian="normal" style:font-style-complex="normal" style:font-weight-complex="normal"/>
    </style:style>
    <style:style style:name="T64" style:family="text">
      <style:text-properties officeooo:rsid="00038865"/>
    </style:style>
    <style:style style:name="T65" style:family="text">
      <style:text-properties fo:language="pt" fo:country="PT" fo:font-style="italic" style:font-style-asian="italic" style:font-style-complex="italic"/>
    </style:style>
    <style:style style:name="T66" style:family="text">
      <style:text-properties style:font-name="Calibri1" fo:font-size="10pt" fo:language="pt" fo:country="PT" fo:font-style="normal" officeooo:rsid="000c2cd7" style:font-size-asian="10pt" style:font-style-asian="normal" style:font-size-complex="10pt" style:font-style-complex="normal"/>
    </style:style>
    <style:style style:name="T67" style:family="text">
      <style:text-properties style:font-name="Calibri1" fo:font-size="10pt" fo:language="pt" fo:country="PT" fo:font-style="normal" officeooo:rsid="000d1fc0" style:font-size-asian="10pt" style:font-style-asian="normal" style:font-size-complex="10pt" style:font-style-complex="normal"/>
    </style:style>
    <style:style style:name="T68" style:family="text">
      <style:text-properties style:font-name="Calibri1" fo:font-size="10pt" fo:language="pt" fo:country="PT" fo:font-style="normal" officeooo:rsid="003872ee" style:font-size-asian="10pt" style:font-style-asian="normal" style:font-size-complex="10pt" style:font-style-complex="normal"/>
    </style:style>
    <style:style style:name="T69" style:family="text">
      <style:text-properties style:font-name="Calibri1" fo:font-size="10pt" fo:language="pt" fo:country="PT" fo:font-style="normal" officeooo:rsid="0038c28f" style:font-size-asian="10pt" style:font-style-asian="normal" style:font-size-complex="10pt" style:font-style-complex="normal"/>
    </style:style>
    <style:style style:name="T70" style:family="text">
      <style:text-properties style:font-name="Calibri1" fo:font-size="10pt" fo:language="pt" fo:country="PT" fo:font-style="normal" officeooo:rsid="003ed255" style:font-size-asian="10pt" style:font-style-asian="normal" style:font-size-complex="10pt" style:font-style-complex="normal"/>
    </style:style>
    <style:style style:name="T71" style:family="text">
      <style:text-properties style:font-name="Calibri1" fo:font-size="10pt" fo:language="pt" fo:country="PT" fo:font-style="italic" officeooo:rsid="003872ee" style:font-size-asian="10pt" style:font-style-asian="italic" style:font-size-complex="10pt" style:font-style-complex="italic"/>
    </style:style>
    <style:style style:name="T72" style:family="text">
      <style:text-properties style:font-name="Calibri1" fo:font-size="10pt" fo:language="pt" fo:country="PT" fo:font-style="italic" officeooo:rsid="000d1fc0" style:font-size-asian="10pt" style:font-style-asian="italic" style:font-size-complex="10pt" style:font-style-complex="italic"/>
    </style:style>
    <style:style style:name="T73" style:family="text">
      <style:text-properties officeooo:rsid="000d1fc0"/>
    </style:style>
    <style:style style:name="T74" style:family="text">
      <style:text-properties officeooo:rsid="001e3360"/>
    </style:style>
    <style:style style:name="T75" style:family="text">
      <style:text-properties officeooo:rsid="0023897d"/>
    </style:style>
    <style:style style:name="T76" style:family="text">
      <style:text-properties officeooo:rsid="0024f7da"/>
    </style:style>
    <style:style style:name="T77" style:family="text">
      <style:text-properties officeooo:rsid="00261c9e"/>
    </style:style>
    <style:style style:name="T78" style:family="text">
      <style:text-properties officeooo:rsid="002e3032"/>
    </style:style>
    <style:style style:name="T79" style:family="text">
      <style:text-properties officeooo:rsid="003872ee"/>
    </style:style>
    <style:style style:name="T80" style:family="text">
      <style:text-properties officeooo:rsid="003cea63"/>
    </style:style>
    <style:style style:name="T81" style:family="text">
      <style:text-properties officeooo:rsid="004049c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898in, 0.1346in, 0.0673in, 0.15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mart Gains</text:p>
      <text:p text:style-name="P30"><text:span text:style-name="T7">Desafio Smart Fitness Coach - Sumário Executivo</text:span></text:p>
      <text:p text:style-name="P18"/>
      <text:p text:style-name="P18">Descrição do desafio</text:p>
      <text:p text:style-name="P15"><text:span text:style-name="T8"><text:tab/></text:span><text:span text:style-name="T79">O</text:span><text:span text:style-name="T8"> desafio </text:span><text:span text:style-name="T79">que nos foi proposto</text:span><text:span text:style-name="T8"> </text:span><text:span text:style-name="T79">foi</text:span><text:span text:style-name="T8"> elaborar um </text:span><text:span text:style-name="T64">protótipo de </text:span><text:span text:style-name="T79">funcionalidades para</text:span><text:span text:style-name="T64"> uma plataforma de </text:span><text:span text:style-name="T79">Fitness Integrada</text:span><text:span text:style-name="T64">, </text:span><text:span text:style-name="T80">onde os principais</text:span><text:span text:style-name="T64"> </text:span><text:span text:style-name="T79">objetivos </text:span><text:span text:style-name="T80">são</text:span><text:span text:style-name="T64"> monitoração, avaliação e previsão do potencial atlético d</text:span><text:span text:style-name="T79">os seus utilizadores</text:span><text:span text:style-name="T31">.</text:span></text:p>
      <text:p text:style-name="P16"><text:span text:style-name="T31"><text:tab/></text:span><text:span text:style-name="T53">Decidimos</text:span><text:span text:style-name="T54"> </text:span><text:span text:style-name="T53">desenvolver</text:span><text:span text:style-name="T54"> uma aplicação</text:span><text:span text:style-name="T53"> </text:span><text:span text:style-name="T54">que, através de uma câmera, analisa a performance física d</text:span><text:span text:style-name="T58">o</text:span><text:span text:style-name="T54"> utilizador a fim de fornecer </text:span><text:span text:style-name="T21">feedback</text:span><text:span text:style-name="T54"> </text:span><text:span text:style-name="T58">durante a</text:span><text:span text:style-name="T54"> sua execução, </text:span><text:span text:style-name="T58">estatísticas e previsão de desenvolvimento físico</text:span><text:span text:style-name="T54">. </text:span><text:span text:style-name="T42">Em outras palavras, é nossa expectativa que a nossa aplicação </text:span><text:span text:style-name="T58">deveria</text:span><text:span text:style-name="T42"> oferecer uma experiência comparável à de um </text:span><text:span text:style-name="T17">personal trainer </text:span><text:span text:style-name="T42">com uma fração do custo e, </text:span><text:span text:style-name="T44">portanto</text:span><text:span text:style-name="T42">, </text:span><text:span text:style-name="T43">efetivamente democratizando o acesso à </text:span><text:span text:style-name="T18">fitness coaching</text:span><text:span text:style-name="T43">.</text:span></text:p>
      <text:p text:style-name="P31"><text:span text:style-name="T5">Estratégi</text:span><text:span text:style-name="T6">a</text:span></text:p>
      <text:p text:style-name="P21"><text:span text:style-name="T32"><text:tab/>Decidimos que a melhor maneira de monitor</text:span><text:span text:style-name="T33">izar</text:span><text:span text:style-name="T32"> a </text:span><text:span text:style-name="T53">perfomance física</text:span><text:span text:style-name="T32"> do </text:span><text:span text:style-name="T53">utilizador</text:span><text:span text:style-name="T32"> </text:span><text:span text:style-name="T53">seria</text:span><text:span text:style-name="T32"> através da avaliação d</text:span><text:span text:style-name="T53">a</text:span><text:span text:style-name="T32"> </text:span><text:span text:style-name="T53">técnica da </text:span><text:span text:style-name="T32">execução de exercícios de musculação, </text:span><text:span text:style-name="T35">uma mét</text:span><text:span text:style-name="T37">r</text:span><text:span text:style-name="T35">ica amplamente </text:span><text:span text:style-name="T37">utilizada </text:span><text:span text:style-name="T35">no campo de </text:span><text:span text:style-name="T12">fitness</text:span><text:span text:style-name="T32">. </text:span><text:span text:style-name="T37">Como muito dos exercícios selecionados necessitam do uso de barras de peso para atingir </text:span><text:span text:style-name="T13">progressive overload</text:span><text:span text:style-name="T37">, é imprescendível que a deteção do exercício funcione mesmo com parte do corpo obstruída </text:span><text:span text:style-name="T40">(</text:span><text:span text:style-name="T16">feature </text:span><text:span text:style-name="T40">tipicamente ausente na maioria das aplicações des</text:span><text:span text:style-name="T59">t</text:span><text:span text:style-name="T40">e tipo)</text:span><text:span text:style-name="T37">.</text:span></text:p>
      <text:p text:style-name="P20"><text:span text:style-name="T66"><text:tab/></text:span><text:span text:style-name="T68">Um </text:span><text:span text:style-name="T71">personal trainer</text:span><text:span text:style-name="T68"> garante a segurança e o conforto do seu </text:span><text:span text:style-name="T65">trainee</text:span><text:span text:style-name="T68">. De modo a replicar essa interação</text:span><text:span text:style-name="T66">, </text:span><text:span text:style-name="T68">o nosso </text:span><text:span text:style-name="T71">smart coach</text:span><text:span text:style-name="T67"> deverá </text:span><text:span text:style-name="T68">enviar</text:span><text:span text:style-name="T67"> </text:span><text:span text:style-name="T72">feedback</text:span><text:span text:style-name="T67"> imediato d</text:span><text:span text:style-name="T68">as</text:span><text:span text:style-name="T67"> repetições. </text:span><text:span text:style-name="T70">C</text:span><text:span text:style-name="T67">aso </text:span><text:span text:style-name="T68">o utilizador</text:span><text:span text:style-name="T67"> </text:span><text:span text:style-name="T68">esteja a fazer </text:span><text:span text:style-name="T69">algo</text:span><text:span text:style-name="T67"> subótimo ou perigoso, </text:span><text:span text:style-name="T68">o </text:span><text:span text:style-name="T71">smart coach </text:span><text:span text:style-name="T69">alerta-lo-á da correção a realizar. Estas correções estão em </text:span><text:span text:style-name="T67">conform</text:span><text:span text:style-name="T69">idade</text:span><text:span text:style-name="T67"> </text:span><text:span text:style-name="T69">com </text:span><text:span text:style-name="T67">recomendações profissionais e reputáveis </text:span><text:span text:style-name="T69">(meter referência)</text:span><text:span text:style-name="T67">. </text:span><text:span text:style-name="T69">Outra funcionalidade será a deteção e a contagem das repetições em tempo real.</text:span></text:p>
      <text:p text:style-name="P22"><text:span text:style-name="T37"><text:tab/></text:span><text:span text:style-name="T55">Por último, queremos recolher dados, </text:span><text:span text:style-name="T59">a </text:span><text:span text:style-name="T30">partir dos </text:span><text:span text:style-name="T55">quais</text:span><text:span text:style-name="T30">, </text:span><text:span text:style-name="T39">s</text:span><text:span text:style-name="T55">erão calculadas</text:span><text:span text:style-name="T39"> estatísticas </text:span><text:span text:style-name="T59">usando técnicas de</text:span><text:span text:style-name="T25"> Data Analytics</text:span><text:span text:style-name="T59"> e</text:span><text:span text:style-name="T25"> Machine Learning,</text:span><text:span text:style-name="T39"> que servirão como avaliação do potencial atlético do utilizador </text:span><text:span text:style-name="T59">previsão do seu </text:span><text:span text:style-name="T55"><text:s/>desenvolvimento físico </text:span><text:span text:style-name="T59">ao longo do tempo</text:span><text:span text:style-name="T55">;</text:span></text:p>
      <text:p text:style-name="P24"><text:span text:style-name="T38"><text:tab/>A aplicação também contará com </text:span><text:span text:style-name="T55">uma interface de utilização</text:span><text:span text:style-name="T38"> </text:span><text:span text:style-name="T55">de modo a permitir o uso das funcionalidades</text:span><text:span text:style-name="T38">. Tendo em vista portabilidade e conveniência, esta deverá ser </text:span><text:span text:style-name="T14">mobile</text:span><text:span text:style-name="T38"> (</text:span><text:span text:style-name="T14">Android</text:span><text:span text:style-name="T38"> e </text:span><text:span text:style-name="T22">i</text:span><text:span text:style-name="T14">OS</text:span><text:span text:style-name="T38">). </text:span></text:p>
      <text:p text:style-name="P24"><text:span text:style-name="T38"><text:tab/></text:span><text:span text:style-name="T55">Para além disso, será necessário</text:span><text:span text:style-name="T38"> o uso de um sistema de base de dados para </text:span><text:span text:style-name="T55">garantir </text:span><text:span text:style-name="T38">persistência de dados </text:span><text:span text:style-name="T55">(</text:span><text:span text:style-name="T27">D</text:span><text:span text:style-name="T22">ata Persistency</text:span><text:span text:style-name="T55">)</text:span><text:span text:style-name="T38">.</text:span></text:p>
      <text:p text:style-name="P31"><text:span text:style-name="T5">Proposta de solução</text:span></text:p>
      <text:p text:style-name="P21"><text:span text:style-name="T34"><text:tab/></text:span><text:span text:style-name="T55">Para implementação das estratégias e objetivos previamente definidos, </text:span><text:span text:style-name="T23">usamos Machine </text:span><text:span text:style-name="T22">V</text:span><text:span text:style-name="T11">ision</text:span><text:span text:style-name="T30">, </text:span><text:span text:style-name="T56">recorrendo à linguagem</text:span><text:span text:style-name="T30"> </text:span><text:span text:style-name="T26">Python</text:span><text:span text:style-name="T47"> e os</text:span><text:span text:style-name="T30"> módulos </text:span><text:span text:style-name="T9">OpenCV</text:span><text:span text:style-name="T30"> e </text:span><text:span text:style-name="T9">MediaPipe</text:span><text:span text:style-name="T30">. </text:span><text:span text:style-name="T56">Estes permitiram</text:span><text:span text:style-name="T30"> realizar </text:span><text:span text:style-name="T27">p</text:span><text:span text:style-name="T30">ose</text:span><text:span text:style-name="T9"> </text:span><text:span text:style-name="T23">e</text:span><text:span text:style-name="T9">stimation</text:span><text:span text:style-name="T30"> do u</text:span><text:span text:style-name="T56">tilizador</text:span><text:span text:style-name="T30"> em tempo real, </text:span><text:span text:style-name="T33">e </text:span><text:span text:style-name="T30">assim, ter um modelo virtual de sua posição no espaço. </text:span><text:span text:style-name="T34">Medidas foram tomadas para que os exercícios possam ser avaliados, mesmo com partes do corpo </text:span><text:span text:style-name="T56">obstruídas</text:span><text:span text:style-name="T34"> </text:span><text:span text:style-name="T35">por</text:span><text:span text:style-name="T34"> </text:span><text:span text:style-name="T56">equipamento como barras e peso</text:span><text:span text:style-name="T34"> (investigámos também a possibilidade de fazer </text:span><text:span text:style-name="T11">color tracking</text:span><text:span text:style-name="T34"> na </text:span><text:span text:style-name="T56">barra de peso para recolha de dados adicionais</text:span><text:span text:style-name="T34">).</text:span></text:p>
      <text:p text:style-name="P21"><text:soft-page-break/><text:span text:style-name="T30"><text:tab/></text:span><text:span text:style-name="T56">Para analisar a execução dos exercícios</text:span><text:span text:style-name="T30">, usamos o ângulo e posição relativa d</text:span><text:span text:style-name="T56">as</text:span><text:span text:style-name="T30"> articulações para verificar </text:span><text:span text:style-name="T56">se</text:span><text:span text:style-name="T33"> </text:span><text:span text:style-name="T30">certas guias de execução, recomendad</text:span><text:span text:style-name="T33">as</text:span><text:span text:style-name="T30"> por fisioteraupetuas e </text:span><text:span text:style-name="T9">strength coach</text:span><text:span text:style-name="T10">es,</text:span><text:span text:style-name="T9"> </text:span><text:span text:style-name="T30">estão </text:span><text:span text:style-name="T56">a ser</text:span><text:span text:style-name="T30"> seguidas</text:span><text:span text:style-name="T61">(referencia)</text:span><text:span text:style-name="T30">. Des</text:span><text:span text:style-name="T56">ta</text:span><text:span text:style-name="T30"> forma, o u</text:span><text:span text:style-name="T56">tilizador</text:span><text:span text:style-name="T30"> recebe em tempo real a contagem de repetições do exercício que está a executar, bem como sugestões de como melhorar a sua </text:span><text:span text:style-name="T56">forma</text:span><text:span text:style-name="T30">.</text:span></text:p>
      <text:p text:style-name="P23"><text:span text:style-name="T30"><text:tab/>A arquitetura do projeto foi feita </text:span><text:span text:style-name="T60">com base numa </text:span><text:span text:style-name="T27">arquitetura de microserviços</text:span><text:span text:style-name="T30">. Em outras palavras, é</text:span><text:span text:style-name="T57"> </text:span><text:span text:style-name="T30">fácil expandir o repertório de exercícios - </text:span><text:span text:style-name="T45">b</text:span><text:span text:style-name="T30">asta adicionar um novo conjunto de heurísticas a ser</text:span><text:span text:style-name="T60">em</text:span><text:span text:style-name="T30"> verificad</text:span><text:span text:style-name="T56">as</text:span><text:span text:style-name="T30">. A aplicação </text:span><text:span text:style-name="T50">atualmente</text:span><text:span text:style-name="T30"> </text:span><text:span text:style-name="T45">inclui</text:span><text:span text:style-name="T30"> </text:span><text:span text:style-name="T56">heurísticas para </text:span><text:span text:style-name="T30">trẽs exercícios: agachamento,</text:span><text:span text:style-name="T9"> </text:span><text:span text:style-name="T23">bicep curl</text:span><text:span text:style-name="T9"> </text:span><text:span text:style-name="T30">e flexões (um quarto exercício, o </text:span><text:span text:style-name="T9">deadlift</text:span><text:span text:style-name="T30">, está parcialmente implementado). </text:span><text:span text:style-name="T51">Existem múltiplas dezenas de exercícios que poderiam ser facilmente implementados usando </text:span><text:span text:style-name="T56">a </text:span><text:span text:style-name="T51">nossa abordagem, </text:span><text:span text:style-name="T57">acrescentando </text:span><text:span text:style-name="T24">scalability</text:span><text:span text:style-name="T51">.</text:span></text:p>
      <text:p text:style-name="P25"><text:span text:style-name="T36"><text:tab/>A partir das métricas dos u</text:span><text:span text:style-name="T57">tilizadores </text:span><text:span text:style-name="T36">e dos dados recolhidos pela aplicação</text:span><text:span text:style-name="T30">, </text:span><text:span text:style-name="T36">calculamos</text:span><text:span text:style-name="T30"> </text:span><text:span text:style-name="T36">o potencial físico do utilizador e fizemos uma análise preditiva do desenvolvimento físico ao longo do tempo do usuário</text:span><text:span text:style-name="T30">. <text:s/></text:span><text:span text:style-name="T41">A previsão é feita </text:span><text:span text:style-name="T57">a</text:span><text:span text:style-name="T41"> partir </text:span><text:span text:style-name="T61">do enquadramento </text:span><text:span text:style-name="T41">de dados recolhidos de </text:span><text:span text:style-name="T28">milhões</text:span><text:span text:style-name="T41"> de atletas, disponíveis publicamente </text:span><text:span text:style-name="T57">(ver referencia)</text:span><text:span text:style-name="T41">.</text:span><text:span text:style-name="T30"> </text:span><text:span text:style-name="T33">Es</text:span><text:span text:style-name="T57">tes</text:span><text:span text:style-name="T33"> dados são tratados de forma que é oferecida uma estimativa da </text:span><text:span text:style-name="T37">sua </text:span><text:span text:style-name="T33">capacidade atlética </text:span><text:span text:style-name="T37">bem </text:span><text:span text:style-name="T33">como uma </text:span><text:span text:style-name="T35">previsão</text:span><text:span text:style-name="T33"> de como esta evolu</text:span><text:span text:style-name="T52">i</text:span><text:span text:style-name="T33">rá. </text:span><text:span text:style-name="T32">Ela pode ser acessada pelo utilizador na forma de relatórios e gráficos </text:span><text:span text:style-name="T33">de fácil digestão</text:span><text:span text:style-name="T32">.</text:span> </text:p>
      <text:p text:style-name="P26"><text:span text:style-name="T73"><text:tab/>A aplicação </text:span><text:span text:style-name="T14">frontend</text:span><text:span text:style-name="T38"> foi feita na plataforma </text:span><text:span text:style-name="T14">Flutter</text:span><text:span text:style-name="T38">, tendo em vista que ela é multiplataforma e permite uma eventual expansão do escopo do projeto com alterações mínimas no </text:span><text:span text:style-name="T14">source code</text:span><text:span text:style-name="T38">. </text:span></text:p>
      <text:p text:style-name="P26"><text:span text:style-name="T38"><text:tab/></text:span><text:span text:style-name="T39">Para a base da dados, foi utilizado </text:span><text:span text:style-name="T29">MongoDB</text:span><text:span text:style-name="T39"> num </text:span><text:span text:style-name="T15">container</text:span><text:span text:style-name="T39"> </text:span><text:span text:style-name="T15">Docker </text:span><text:span text:style-name="T39">com uma </text:span><text:span text:style-name="T15">Flask</text:span><text:span text:style-name="T39"> API para realização d</text:span><text:span text:style-name="T61">as</text:span><text:span text:style-name="T39"> </text:span><text:span text:style-name="T15">queries</text:span><text:span text:style-name="T39">.</text:span></text:p>
      <text:p text:style-name="P31"><text:span text:style-name="T5">Principais conclusões</text:span></text:p>
      <text:p text:style-name="P28"><text:tab/>Podemos concluir com este projeto que a verficação de guias de exercício pode confortavelmente ser feita <text:span text:style-name="T74">atarvés de </text:span><text:s/><text:span text:style-name="T9">machine vision</text:span> de forma automatizada quando as devidas precauções são tomadas, e.g. <text:span text:style-name="T74">lidar com </text:span>o obscurecimento de partes do corpo que normalmente são essenciais para <text:span text:style-name="T9">pose estimation</text:span>.</text:p>
      <text:p text:style-name="P29"><text:tab/>A nossa aplicação, apesar de simples <text:span text:style-name="T81">(</text:span>dada as limitações de tempo e recurso<text:span text:style-name="T81">)</text:span>, é facilmente escalável em função da nossas escolhas de arquitetura e abordagem. Graças ao <text:span text:style-name="T9">Flutter</text:span>, a aplicação pode ser <text:span text:style-name="T81">utilizável</text:span> <text:span text:style-name="T81">em</text:span> <text:span text:style-name="T9">Desktop</text:span> ou <text:span text:style-name="T9">Web</text:span> <text:span text:style-name="T75">com mínimo esforço</text:span>. O <text:span text:style-name="T9">backend</text:span> em <text:span text:style-name="T9">Python</text:span> pode correr em <text:span text:style-name="T9">embedded system, </text:span>e.g. <text:span text:style-name="T9">microcomputadores</text:span>. <text:span text:style-name="T76">Julgamos ser uma aplicação bastante versátil </text:span><text:span text:style-name="T77">para diferentes </text:span><text:span text:style-name="T20">use cases</text:span><text:span text:style-name="T76">.</text:span><text:span text:style-name="T78"> </text:span></text:p>
      <text:p text:style-name="P27"><text:span text:style-name="T46"><text:tab/>Acreditamos que soluções como as que v</text:span><text:span text:style-name="T61">os</text:span><text:span text:style-name="T46"> apresentamos têm o potêncial de causar um impacto social muito positivo, trazendo serviços de </text:span><text:span text:style-name="T19">fitness coach</text:span><text:span text:style-name="T46"> para pessoas que normalmente não teriam acesso, criando oportunidades </text:span><text:span text:style-name="T48">para os que mais precisam e ampliando a influência do desporto </text:span><text:span text:style-name="T49">para uma vida mais saudável e atlética</text:span><text:span text:style-name="T38">.</text:span></text:p>
      <text:p text:style-name="P31"><text:span text:style-name="T5">Referências</text:span></text:p>
      <text:p text:style-name="P19">[1] … </text:p>
      <text:p text:style-name="P19">[2] …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lanoGrotesqueAlt-Regular" svg:font-family="GalanoGrotesqueAlt-Regular" style:font-family-generic="roman" style:font-pitch="variable"/>
    <style:font-face style:name="GalanoGrotesqueAlt-Regular1" svg:font-family="GalanoGrotesqueAlt-Regular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2" style:font-size-asian="10pt" style:language-asian="zh" style:country-asian="CN" style:font-name-complex="Calibri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2" style:font-size-asian="10pt" style:language-asian="zh" style:country-asian="CN" style:font-name-complex="Calibri2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in" style:contextual-spacing="false" fo:line-height="15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loext:linked-style-name="Cabeçalho_20_1_20_Caráter" style:default-outline-level="1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6pt" fo:language="en" fo:country="GB" fo:font-weight="bold" style:letter-kerning="true" style:font-size-asian="16pt" style:language-asian="en" style:country-asian="GB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normal" loext:linked-style-name="Cabeçalho_20_2_20_Caráter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normal" loext:linked-style-name="Cabeçalho_20_3_20_Caráte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ing_20_8" style:display-name="Heading 8" style:family="paragraph" style:parent-style-name="normal" style:next-style-name="normal" loext:linked-style-name="Cabeçalho_20_8_20_Caráter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caption" style:family="paragraph" style:parent-style-name="normal" style:next-style-name="normal">
      <style:text-properties fo:font-weight="bold" style:font-weight-asian="bold" style:font-size-complex="10pt" style:font-weight-complex="bold"/>
    </style:style>
    <style:style style:name="List_20_Paragraph" style:display-name="List Paragraph" style:family="paragraph" style:parent-style-name="normal" loext:linked-style-name="Parágrafo_20_da_20_Lista_20_Caráter">
      <style:paragraph-properties fo:margin-left="0.4917in" fo:margin-right="0in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aráter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normal" loext:linked-style-name="Rodapé_20_Caráter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normal" loext:linked-style-name="Texto_20_de_20_balão_20_Caráte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normal" loext:linked-style-name="Texto_20_de_20_comentário_20_Caráte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sunto_20_de_20_comentário_20_Caráter">
      <style:text-properties fo:font-weight="bold" style:font-weight-asian="bold" style:font-weight-complex="bold"/>
    </style:style>
    <style:style style:name="Default" style:family="paragraph">
      <style:paragraph-properties fo:margin-top="0in" fo:margin-bottom="0in" style:contextual-spacing="false" fo:line-height="15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fo:language="en" fo:country="US" style:font-size-asian="12pt" style:font-name-complex="Arial2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pt" fo:country="PT" style:font-size-asian="12pt" style:language-asian="pt" style:country-asian="PT"/>
    </style:style>
    <style:style style:name="Estilo1" style:family="paragraph" style:parent-style-name="normal">
      <style:paragraph-properties fo:margin-top="0in" fo:margin-bottom="0.0835in" style:contextual-spacing="false" fo:text-align="center" style:justify-single-word="false"/>
      <style:text-properties style:font-name="Calibri" fo:font-family="Calibri" style:font-family-generic="roman" style:font-pitch="variable" fo:font-size="12pt" fo:language="pt" fo:country="PT" fo:font-weight="bold" style:font-size-asian="12pt" style:font-weight-asian="bold"/>
    </style:style>
    <style:style style:name="Estilo2" style:family="paragraph" style:parent-style-name="Estilo1">
      <style:text-properties fo:font-size="11pt" style:font-size-asian="11pt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in" fo:margin-bottom="0.0693in" style:contextual-spacing="false" fo:line-height="100%">
        <style:tab-stops>
          <style:tab-stop style:position="6.68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139in" fo:margin-right="0in" fo:margin-top="0in" fo:margin-bottom="0.0693in" style:contextual-spacing="false" fo:text-indent="0in" style:auto-text-indent="false"/>
    </style:style>
    <style:style style:name="Revision" style:family="paragraph">
      <style:paragraph-properties fo:margin-top="0in" fo:margin-bottom="0in" style:contextual-spacing="false" fo:line-height="150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language-asian="en" style:country-asian="US" style:font-size-complex="12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 loext:linked-style-name="Heading_20_1">
      <style:text-properties style:font-name="Arial" fo:font-family="Arial" style:font-family-generic="roman" style:font-pitch="variable" fo:font-size="16pt" fo:language="en" fo:country="GB" fo:font-weight="bold" style:letter-kerning="true" style:font-size-asian="16pt" style:language-asian="en" style:country-asian="GB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Cabeçalho_20_2_20_Caráter" style:display-name="Cabeçalho 2 Caráter" style:family="text" style:parent-style-name="Default_20_Paragraph_20_Font" loext:linked-style-name="Heading_20_2">
      <style:text-properties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Cabeçalho_20_8_20_Caráter" style:display-name="Cabeçalho 8 Caráter" style:family="text" loext:linked-style-name="Heading_20_8">
      <style:text-properties style:font-name="Calibri" fo:font-family="Calibri" style:font-family-generic="roman" style:font-pitch="variable" fo:font-size="12pt" fo:language="en" fo:country="US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abeçalho_20_Caráter" style:display-name="Cabeçalho Caráter" style:family="text" style:parent-style-name="Default_20_Paragraph_20_Font" loext:linked-style-name="Header">
      <style:text-properties style:font-name="Calibri" fo:font-family="Calibri" style:font-family-generic="roman" style:font-pitch="variable" fo:language="en" fo:country="US" style:language-asian="en" style:country-asian="US" style:font-size-complex="12pt"/>
    </style:style>
    <style:style style:name="Rodapé_20_Caráter" style:display-name="Rodapé Caráter" style:family="text" style:parent-style-name="Default_20_Paragraph_20_Font" loext:linked-style-name="Footer">
      <style:text-properties style:font-name="Calibri" fo:font-family="Calibri" style:font-family-generic="roman" style:font-pitch="variable" fo:language="en" fo:country="US" style:language-asian="en" style:country-asian="US" style:font-size-complex="12pt"/>
    </style:style>
    <style:style style:name="page_20_number" style:display-name="page number" style:family="text" style:parent-style-name="Default_20_Paragraph_20_Font"/>
    <style:style style:name="Texto_20_de_20_balão_20_Caráter" style:display-name="Texto de balão Cará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 loext:linked-style-name="annotation_20_text">
      <style:text-properties style:font-name="Calibri" fo:font-family="Calibri" style:font-family-generic="roman" style:font-pitch="variable" fo:language="en" fo:country="US" style:language-asian="en" style:country-asian="US"/>
    </style:style>
    <style:style style:name="Assunto_20_de_20_comentário_20_Caráter" style:display-name="Assunto de comentário Caráter" style:family="text" style:parent-style-name="Texto_20_de_20_comentário_20_Caráter" loext:linked-style-name="annotation_20_subject">
      <style:text-properties style:font-name="Calibri" fo:font-family="Calibri" style:font-family-generic="roman" style:font-pitch="variable" fo:language="en" fo:country="US" fo:font-weight="bold" style:language-asian="en" style:country-asian="US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lid-translation" style:family="text" style:parent-style-name="Default_20_Paragraph_20_Font"/>
    <style:style style:name="Cabeçalho_20_3_20_Caráter" style:display-name="Cabeçalho 3 Caráter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fo:language="en" fo:country="US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/>
    </style:style>
    <style:style style:name="Placeholder_20_Text" style:display-name="Placeholder Text" style:family="text">
      <style:text-properties fo:color="#808080" loext:opacity="100%"/>
    </style:style>
    <style:style style:name="Parágrafo_20_da_20_Lista_20_Caráter" style:display-name="Parágrafo da Lista Caráter" style:family="text" style:parent-style-name="Default_20_Paragraph_20_Font" loext:linked-style-name="List_20_Paragraph">
      <style:text-properties style:font-name="Calibri" fo:font-family="Calibri" style:font-family-generic="roman" style:font-pitch="variable" fo:language="en" fo:country="US" style:language-asian="en" style:country-asian="US" style:font-size-complex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891in" fo:margin-left="-0.1222in" fo:margin-top="0in" fo:margin-bottom="0in" table:align="left" style:writing-mode="lr-tb"/>
    </style:style>
    <style:style style:name="Table7.A" style:family="table-column">
      <style:table-column-properties style:column-width="2.7542in"/>
    </style:style>
    <style:style style:name="Table7.B" style:family="table-column">
      <style:table-column-properties style:column-width="1.2403in"/>
    </style:style>
    <style:style style:name="Table7.C" style:family="table-column">
      <style:table-column-properties style:column-width="2.8965in"/>
    </style:style>
    <style:style style:name="Table7.1" style:family="table-row">
      <style:table-row-properties style:min-row-height="0.6868in" fo:keep-together="auto"/>
    </style:style>
    <style:style style:name="Table7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7.B1" style:family="table-cell">
      <style:table-cell-properties fo:padding-left="0.075in" fo:padding-right="0.075in" fo:padding-top="0in" fo:padding-bottom="0in" fo:border="none"/>
    </style:style>
    <style:style style:name="Table7.C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8" style:family="table">
      <style:table-properties style:width="6.891in" fo:margin-left="-0.1222in" fo:margin-top="0in" fo:margin-bottom="0in" table:align="left" style:writing-mode="lr-tb"/>
    </style:style>
    <style:style style:name="Table8.A" style:family="table-column">
      <style:table-column-properties style:column-width="3.741in"/>
    </style:style>
    <style:style style:name="Table8.B" style:family="table-column">
      <style:table-column-properties style:column-width="3.15in"/>
    </style:style>
    <style:style style:name="Table8.1" style:family="table-row">
      <style:table-row-properties style:min-row-height="0.0521in" fo:keep-together="auto"/>
    </style:style>
    <style:style style:name="Table8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5pt solid #7f7f7f" fo:border-bottom="none">
        <style:background-image/>
      </style:table-cell-properties>
    </style:style>
    <style:style style:name="Table8.B1" style:family="table-cell">
      <style:table-cell-properties fo:background-color="transparent" fo:padding-left="0.075in" fo:padding-right="0.075in" fo:padding-top="0in" fo:padding-bottom="0in" fo:border-left="none" fo:border-right="none" fo:border-top="0.5pt solid #7f7f7f" fo:border-bottom="none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/>
    </style:style>
    <style:style style:name="M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5pt" fo:font-style="normal" style:text-underline-style="none" fo:font-weight="bold" fo:background-color="transparent" style:font-name-asian="Calibri2" style:font-size-asian="5pt" style:font-style-asian="normal" style:font-weight-asian="bold" style:font-name-complex="Calibri2" style:font-size-complex="5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6pt" fo:font-style="normal" style:text-underline-style="none" fo:font-weight="bold" fo:background-color="transparent" style:font-name-asian="Calibri2" style:font-size-asian="6pt" style:font-style-asian="normal" style:font-weight-asian="bold" style:font-name-complex="Calibri2" style:font-size-complex="6pt"/>
    </style:style>
    <style:style style:name="M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style:font-name-asian="Calibri2" style:font-size-asian="11pt" style:font-style-asian="normal" style:font-weight-asian="bold" style:font-name-complex="Calibri2" style:font-size-complex="11pt"/>
    </style:style>
    <style:style style:name="M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GalanoGrotesqueAlt-Regular" fo:font-size="11pt" fo:font-style="normal" style:text-underline-style="none" fo:font-weight="bold" fo:background-color="transparent" style:font-name-asian="GalanoGrotesqueAlt-Regular1" style:font-size-asian="11pt" style:font-style-asian="normal" style:font-weight-asian="bold" style:font-name-complex="GalanoGrotesqueAlt-Regular1" style:font-size-complex="11pt"/>
    </style:style>
    <style:style style:name="MP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5pt" fo:font-style="normal" style:text-underline-style="none" fo:font-weight="normal" fo:background-color="transparent" style:font-name-asian="Calibri2" style:font-size-asian="5pt" style:font-style-asian="normal" style:font-weight-asian="normal" style:font-name-complex="Calibri2" style:font-size-complex="5pt"/>
    </style:style>
    <style:style style:name="M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5pt" fo:font-style="normal" style:text-underline-style="none" fo:font-weight="bold" fo:background-color="transparent" style:font-name-asian="GalanoGrotesqueAlt-Regular1" style:font-size-asian="5pt" style:font-style-asian="normal" style:font-weight-asian="bold" style:font-name-complex="GalanoGrotesqueAlt-Regular1" style:font-size-complex="5pt"/>
    </style:style>
    <style:style style:name="M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bold" fo:background-color="transparent" style:font-name-asian="GalanoGrotesqueAlt-Regular1" style:font-size-asian="8pt" style:font-style-asian="normal" style:font-weight-asian="bold" style:font-name-complex="GalanoGrotesqueAlt-Regular1" style:font-size-complex="8pt"/>
    </style:style>
    <style:style style:name="MP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1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6pt" fo:font-style="normal" style:text-underline-style="none" fo:font-weight="normal" fo:background-color="transparent" style:font-name-asian="Calibri2" style:font-size-asian="6pt" style:font-style-asian="normal" style:font-weight-asian="normal" style:font-name-complex="Calibri2" style:font-size-complex="6pt"/>
    </style:style>
    <style:style style:name="M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8pt" fo:font-style="normal" style:text-underline-style="none" fo:font-weight="normal" fo:background-color="transparent" style:font-name-asian="Calibri2" style:font-size-asian="8pt" style:font-style-asian="normal" style:font-weight-asian="normal" style:font-name-complex="Calibri2" style:font-size-complex="8pt"/>
    </style:style>
    <style:style style:name="MT1" style:family="text">
      <style:text-properties fo:color="#7f7f7f" loext:opacity="100%" style:font-name="GalanoGrotesqueAlt-Regular" style:font-name-asian="GalanoGrotesqueAlt-Regular1" style:font-name-complex="GalanoGrotesqueAlt-Regular1"/>
    </style:style>
    <style:style style:name="MT2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10pt" fo:font-style="normal" style:text-underline-style="none" fo:font-weight="normal" fo:background-color="transparent" loext:char-shading-value="0" style:font-name-asian="GalanoGrotesqueAlt-Regular1" style:font-size-asian="10pt" style:font-style-asian="normal" style:font-weight-asian="normal" style:font-name-complex="GalanoGrotesqueAlt-Regular1" style:font-size-complex="10pt"/>
    </style:style>
    <style:style style:name="MT3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bold" fo:background-color="transparent" loext:char-shading-value="0" style:font-name-asian="GalanoGrotesqueAlt-Regular1" style:font-size-asian="8pt" style:font-style-asian="normal" style:font-weight-asian="bold" style:font-name-complex="GalanoGrotesqueAlt-Regular1" style:font-size-complex="8pt"/>
    </style:style>
    <style:style style:name="MT4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normal" fo:background-color="transparent" loext:char-shading-value="0" style:font-name-asian="GalanoGrotesqueAlt-Regular1" style:font-size-asian="8pt" style:font-style-asian="normal" style:font-weight-asian="normal" style:font-name-complex="GalanoGrotesqueAlt-Regular1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898in, 0.1346in, 0.0673in, 0.1571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874in" fo:margin-bottom="0.4925in" fo:margin-left="0.9846in" fo:margin-right="0.5909in" style:writing-mode="lr-tb" style:layout-grid-color="#c0c0c0" style:layout-grid-lines="27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3"><draw:frame draw:style-name="Mfr1" draw:name="image1.png" text:anchor-type="as-char" svg:width="1.6772in" svg:height="0.5228in" draw:z-index="1"><draw:image xlink:href="Pictures/1000000000000129000000633C491754E939731C.png" xlink:type="simple" xlink:show="embed" xlink:actuate="onLoad" draw:mime-type="image/png"/></draw:frame></text:p>
            </table:table-cell>
            <table:table-cell table:style-name="Table7.B1" office:value-type="string">
              <text:p text:style-name="MP4"/>
              <text:p text:style-name="MP4"/>
              <text:p text:style-name="MP4"/>
              <text:p text:style-name="MP4"/>
              <text:p text:style-name="MP4"/>
              <text:p text:style-name="MP4"/>
              <text:p text:style-name="MP4"/>
              <text:p text:style-name="MP4"/>
            </table:table-cell>
            <table:table-cell table:style-name="Table7.C1" office:value-type="string">
              <text:p text:style-name="MP5"/>
              <text:p text:style-name="MP6"/>
              <text:p text:style-name="MP6"/>
              <text:p text:style-name="MP7">AVEIRO TECH CITY - HACKATHON</text:p>
              <text:p text:style-name="MP8"><text:span text:style-name="MT1">Sumário Executivo </text:span><text:span text:style-name="MT2">– 2022</text:span></text:p>
              <text:p text:style-name="MP9"/>
            </table:table-cell>
          </table:table-row>
        </table:table>
        <text:p text:style-name="MP2"/>
      </style:header>
      <style:footer>
        <text:p text:style-name="MP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0"/>
              <text:p text:style-name="MP11">AVEIRO TECH CITY</text:p>
              <text:p text:style-name="MP12"><text:span text:style-name="MT3">Aveiro Tech City Hackathon </text:span><text:span text:style-name="MT4">– 1.ª Edição</text:span></text:p>
            </table:table-cell>
            <table:table-cell table:style-name="Table8.B1" office:value-type="string">
              <text:p text:style-name="MP13"/>
              <text:p text:style-name="MP13"/>
              <text:p text:style-name="MP8"><text:page-number text:select-page="current">2</text:page-number></text:p>
              <text:p text:style-name="MP14"/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4:23:00</meta:creation-date>
    <meta:initial-creator>csemedo</meta:initial-creator>
    <dc:date>2022-10-14T16:05:12.185541367</dc:date>
    <meta:editing-duration>PT1H26M21S</meta:editing-duration>
    <meta:editing-cycles>37</meta:editing-cycles>
    <meta:generator>LibreOffice/7.3.6.2$Linux_X86_64 LibreOffice_project/30$Build-2</meta:generator>
    <meta:document-statistic meta:table-count="2" meta:image-count="1" meta:object-count="0" meta:page-count="2" meta:paragraph-count="31" meta:word-count="872" meta:character-count="5766" meta:non-whitespace-character-count="4897"/>
  </office:meta>
</office:document-meta>
</file>